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292" officeooo:paragraph-rsid="00017292"/>
    </style:style>
    <style:style style:name="P2" style:family="paragraph" style:parent-style-name="Standard">
      <style:text-properties officeooo:rsid="0002e1c6" officeooo:paragraph-rsid="0002e1c6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2c14c"/>
    </style:style>
    <style:style style:name="T3" style:family="text">
      <style:text-properties officeooo:rsid="0003d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Hybrid Versioning Causes Confusion</text:p>
      <text:p text:style-name="P3"/>
      <text:p text:style-name="P1">Discovered during usage testing that a project with hybrid <text:span text:style-name="T1">.csproj </text:span>and <text:span text:style-name="T1">AssemblyInfo.cs </text:span>versions causes BAV to lose its collective mind. <text:s/>We will probably need to isolate the issue in terms of a version source, whether that came from <text:span text:style-name="T1">csproj </text:span>or from <text:span text:style-name="T1">AssemblyInfo</text:span>, and treat it accordingly, rather than sort of adhoc posting the update. <text:s/><text:span text:style-name="T2">In other words, where ever the version source came from, that’s where it should be updated, respectively.</text:span></text:p>
      <text:p text:style-name="Standard"/>
      <text:p text:style-name="P2">For now, the recommended guidance is to simply opt for one approach or the other. <text:s/>That seems to work just fine containing the approach to either <text:span text:style-name="T3">one </text:span>or <text:span text:style-name="T3">the other</text:span>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4T21:52:25.734000000</dc:date>
    <meta:editing-duration>PT2M34S</meta:editing-duration>
    <meta:editing-cycles>6</meta:editing-cycles>
    <meta:document-statistic meta:table-count="0" meta:image-count="0" meta:object-count="0" meta:page-count="1" meta:paragraph-count="3" meta:word-count="105" meta:character-count="637" meta:non-whitespace-character-count="532"/>
  </office:meta>
</office:document-meta>
</file>